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/>
      <style:text-properties style:font-name="Arial" style:font-name-asian="Arial" style:font-name-complex="Arial" style:font-family-generic="swiss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style:vertical-align="automatic" fo:wrap-option="wrap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0" style:family="table-cell" style:parent-style-name="Default" style:data-style-name="N36">
      <style:table-cell-properties style:vertical-align="automatic"/>
      <style:text-properties style:font-name="Arial" style:font-name-asian="Arial" style:font-name-complex="Arial" style:font-family-generic="swiss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13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14854166666667cm"/>
    </style:style>
    <style:style style:name="co2" style:family="table-column">
      <style:table-column-properties fo:break-before="auto" style:column-width="3.4925cm"/>
    </style:style>
    <style:style style:name="co3" style:family="table-column">
      <style:table-column-properties fo:break-before="auto" style:column-width="4.02166666666667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3.730625cm"/>
    </style:style>
    <style:style style:name="co6" style:family="table-column">
      <style:table-column-properties fo:break-before="auto" style:column-width="12.22375cm"/>
    </style:style>
    <style:style style:name="co7" style:family="table-column">
      <style:table-column-properties fo:break-before="auto" style:column-width="13.5466666666667cm"/>
    </style:style>
    <style:style style:name="co8" style:family="table-column">
      <style:table-column-properties fo:break-before="auto" style:column-width="13.0175cm"/>
    </style:style>
    <style:style style:name="co9" style:family="table-column">
      <style:table-column-properties fo:break-before="auto" style:column-width="15.79562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3.54541666666667cm"/>
    </style:style>
    <style:style style:name="co12" style:family="table-column">
      <style:table-column-properties fo:break-before="auto" style:column-width="3.78354166666667cm"/>
    </style:style>
    <style:style style:name="co13" style:family="table-column">
      <style:table-column-properties fo:break-before="auto" style:column-width="3.254375cm"/>
    </style:style>
    <style:style style:name="co14" style:family="table-column">
      <style:table-column-properties fo:break-before="auto" style:column-width="11.7739583333333cm"/>
    </style:style>
    <style:style style:name="co15" style:family="table-column">
      <style:table-column-properties fo:break-before="auto" style:column-width="14.76375cm"/>
    </style:style>
    <style:style style:name="co16" style:family="table-column">
      <style:table-column-properties fo:break-before="auto" style:column-width="14.9754166666667cm"/>
    </style:style>
    <style:style style:name="co17" style:family="table-column">
      <style:table-column-properties fo:break-before="auto" style:column-width="14.23458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63.75pt" style:use-optimal-row-height="true" fo:break-before="auto"/>
    </style:style>
    <style:style style:name="ro3" style:family="table-row">
      <style:table-row-properties style:row-height="51pt" style:use-optimal-row-height="true" fo:break-before="auto"/>
    </style:style>
    <style:style style:name="ro4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r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8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6375" table:default-cell-style-name="ce5"/>
        <table:table-row table:style-name="ro1">
          <table:table-cell office:value-type="string" table:style-name="ce7">
            <text:p>informations</text:p>
          </table:table-cell>
          <table:table-cell office:value-type="string" table:style-name="ce7">
            <text:p>présentation</text:p>
          </table:table-cell>
          <table:table-cell office:value-type="string" table:style-name="ce7">
            <text:p>compétences programmation</text:p>
          </table:table-cell>
          <table:table-cell office:value-type="string" table:style-name="ce7">
            <text:p>compétences informatiques</text:p>
          </table:table-cell>
          <table:table-cell office:value-type="string" table:style-name="ce7">
            <text:p>compétences linguistiques</text:p>
          </table:table-cell>
          <table:table-cell office:value-type="string" table:style-name="ce7">
            <text:p>expériences professionnelles</text:p>
          </table:table-cell>
          <table:table-cell office:value-type="string" table:style-name="ce7">
            <text:p>projets Unreal Engine</text:p>
          </table:table-cell>
          <table:table-cell office:value-type="string" table:style-name="ce7">
            <text:p>projets Unity</text:p>
          </table:table-cell>
          <table:table-cell office:value-type="string" table:style-name="ce7">
            <text:p>projets</text:p>
          </table:table-cell>
          <table:table-cell office:value-type="string" table:style-name="ce7">
            <text:p>formation</text:p>
          </table:table-cell>
          <table:table-cell office:value-type="string" table:style-name="ce7">
            <text:p>intérêts</text:p>
          </table:table-cell>
          <table:table-cell table:number-columns-repeated="16357" table:style-name="ce8"/>
          <table:table-cell table:number-columns-repeated="5" table:style-name="ce8"/>
          <table:table-cell table:number-columns-repeated="7" table:style-name="ce13"/>
          <table:table-cell table:number-columns-repeated="4" table:style-name="ce5"/>
        </table:table-row>
        <table:table-row table:style-name="ro2">
          <table:table-cell office:value-type="string" table:style-name="ce3">
            <text:p>Jarod Sengkeo</text:p>
          </table:table-cell>
          <table:table-cell office:value-type="string" table:style-name="ce3">
            <text:p>Programmeur moteur avec expérience dans le développement de moteurs de rendu en temps réel. À l'aise avec le C/C++, OpenGL et Vulkan. Apprécie la programmation graphique.</text:p>
          </table:table-cell>
          <table:table-cell office:value-type="string" table:style-name="ce3">
            <text:p>C/C++</text:p>
          </table:table-cell>
          <table:table-cell office:value-type="string" table:style-name="ce3">
            <text:p>Unreal Engine 4/5</text:p>
          </table:table-cell>
          <table:table-cell office:value-type="string" table:style-name="ce3">
            <text:p><text:span text:style-name="T2">Anglais</text:span><text:s/>(B2 avec TOEIC 945, professionnel, intermédiaire avancé)</text:p>
          </table:table-cell>
          <table:table-cell office:value-type="string" table:style-name="ce12">
            <text:p><text:span text:style-name="T2">Stage : Modulo PI</text:span>,<text:s/><text:span text:style-name="T5">Programmeur Vulkan</text:span></text:p>
            <text:p>09/23 – 07/24, Saint-Denis, France</text:p>
            <text:p>• conception d’un moteur de rendu Vulkan pour le décodage vidéo matériel</text:p>
            <text:p>• lecture des spécifications ISO de l’encodage H.264</text:p>
            <text:p>• API Vulkan, H.264</text:p>
          </table:table-cell>
          <table:table-cell office:value-type="string" table:style-name="ce3">
            <text:p>Projets de fin d’Étude Valfreyja,<text:s/><text:span text:style-name="T5">Développeur Unreal Engine 5</text:span><text:span text:style-name="T5"/></text:p>
            <text:p>09/23 – 05/24</text:p>
            <text:p>• travail en équipe de 18 étudiants</text:p>
            <text:p>• optimisation graphique</text:p>
            <text:p>• interface utilisateur</text:p>
            <text:p>• Unreal Engine 5, C++, Blueprints</text:p>
            <text:p>• PS5 Development Kit</text:p>
          </table:table-cell>
          <table:table-cell office:value-type="string" table:style-name="ce3">
            <text:p><text:span text:style-name="T2">Inverse Kinematics</text:span>,<text:s/><text:span text:style-name="T5">Programmeur Généraliste</text:span><text:span text:style-name="T5"/></text:p>
            <text:p>02/24 – 04/24</text:p>
            <text:p>• Cyclic Coordinate Descent Inverse Kinematics (CCDIK)</text:p>
            <text:p>• Forward And Backward Reaching Inverse Kinematics (FABRIK)</text:p>
            <text:p>• Unity, C#</text:p>
          </table:table-cell>
          <table:table-cell office:value-type="string" table:style-name="ce3">
            <text:p>GLSL Simple Ray Marcher,<text:s/><text:span text:style-name="T5">Programmeur Graphique</text:span><text:span text:style-name="T5"/></text:p>
            <text:p>05/23 – 06/23</text:p>
            <text:p>• lumière volumétrique</text:p>
            <text:p>• ray marching</text:p>
            <text:p>• Shadertoy, GLSL</text:p>
          </table:table-cell>
          <table:table-cell office:value-type="string" table:style-name="ce3">
            <text:p><text:span text:style-name="T2">ISART Digital</text:span><text:span text:style-name="T1">,<text:s/></text:span><text:span text:style-name="T5">Master Game Programming : Expert en programmation et mise en œuvre des plateformes logicielles 3D</text:span><text:span text:style-name="T5"/></text:p>
            <text:p><text:span text:style-name="T1">08/20 – 07/25, Paris, France</text:span><text:span text:style-name="T1"/></text:p>
            <text:p>•<text:span text:style-name="T1"><text:s/>formation aux pipelines de production</text:span><text:span text:style-name="T1"/></text:p>
            <text:p>•<text:span text:style-name="T1"><text:s/>formation aux technologies et enjeux de l’industrie du jeu vidéo</text:span><text:span text:style-name="T1"/></text:p>
            <text:p>•<text:span text:style-name="T1"><text:s/>travail en équipe inter-cursus</text:span></text:p>
          </table:table-cell>
          <table:table-cell office:value-type="string" table:style-name="ce3">
            <text:p>jeu d’action, d’aventure</text:p>
          </table:table-cell>
          <table:table-cell table:number-columns-repeated="16357" table:style-name="ce4"/>
          <table:table-cell table:number-columns-repeated="16" table:style-name="ce5"/>
        </table:table-row>
        <table:table-row table:style-name="ro3">
          <table:table-cell office:value-type="string" table:style-name="ce3">
            <text:p><text:a xlink:href="mailto:jarsengkeoPro@gmail.com">jarsengkeoPro@gmail.com</text:a></text:p>
          </table:table-cell>
          <table:table-cell office:value-type="string" table:style-name="ce3">
            <text:p>Programmeur de jeux avec expérience sur Unreal Engine 4, 5 et Unity. À l'aise avec le C/C++/C# et les Blueprints.</text:p>
          </table:table-cell>
          <table:table-cell office:value-type="string" table:style-name="ce3">
            <text:p>C#</text:p>
          </table:table-cell>
          <table:table-cell office:value-type="string" table:style-name="ce3">
            <text:p>Unity</text:p>
          </table:table-cell>
          <table:table-cell office:value-type="string" table:style-name="ce3">
            <text:p><text:span text:style-name="T2">Cantonais</text:span><text:s/>(Langue maternelle)</text:p>
          </table:table-cell>
          <table:table-cell office:value-type="string" table:style-name="ce12">
            <text:p><text:span text:style-name="T2">Stage : Onitron Studio</text:span>,<text:s/><text:span text:style-name="T5">Programmeur Gameplay</text:span></text:p>
            <text:p>01/23 – 05/23, Paris, France</text:p>
            <text:p>• amélioration d’une vertical slice existante</text:p>
            <text:p>• Unreal Engine 4, Blueprints</text:p>
          </table:table-cell>
          <table:table-cell office:value-type="string" table:style-name="ce3">
            <text:p><text:span text:style-name="T2">Water shader on Unreal Engine 4</text:span>,<text:s/><text:span text:style-name="T5">Tech Artist</text:span><text:span text:style-name="T5"/></text:p>
            <text:p>01/23 – 03/23</text:p>
            <text:p>• travail en équipe de 5 étudiants</text:p>
            <text:p>• rendu dynamique d’une surface d’eau</text:p>
            <text:p>• Unreal Engine 4, Blueprints</text:p>
          </table:table-cell>
          <table:table-cell office:value-type="string" table:style-name="ce3">
            <text:p><text:span text:style-name="T2">AI for RTS</text:span>,<text:s/><text:span text:style-name="T5">Programmeur IA</text:span><text:span text:style-name="T5"/></text:p>
            <text:p>03/23 – 04/23</text:p>
            <text:p>• Finite State Machine</text:p>
            <text:p>• Goal Oriented Action Planner (GOAP)</text:p>
            <text:p>• Unity, C#</text:p>
          </table:table-cell>
          <table:table-cell office:value-type="string" table:style-name="ce3">
            <text:p>Frakkas,<text:s/><text:span text:style-name="T5">Programmeur Moteur</text:span><text:span text:style-name="T5"/></text:p>
            <text:p>02/22 – 06/22</text:p>
            <text:p>• travail en équipe de 3 étudiants</text:p>
            <text:p>• création d’un moteur de jeu pour un Beat’em Up</text:p>
            <text:p>• C++, OpenGL, GLSL, SDL 2, Glad, Dear ImGui, Assimp</text:p>
          </table:table-cell>
          <table:table-cell office:value-type="string" table:style-name="ce3">
            <text:p><text:span text:style-name="T2">Lycée Maurice Rondeau</text:span>,<text:s/><text:span text:style-name="T5">Baccalauréat Scientifique, Spécialité Mathématiques</text:span><text:span text:style-name="T5"/></text:p>
            <text:p>09/17 – 07/20, Bussy-Saint-Georges, France</text:p>
            <text:p>• Sciences de l’Ingénieur</text:p>
            <text:p>• mention Bien</text:p>
          </table:table-cell>
          <table:table-cell office:value-type="string" table:style-name="ce3">
            <text:p>art numériques</text:p>
          </table:table-cell>
          <table:table-cell table:number-columns-repeated="16357" table:style-name="ce4"/>
          <table:table-cell table:number-columns-repeated="16" table:style-name="ce5"/>
        </table:table-row>
        <table:table-row table:style-name="ro3">
          <table:table-cell office:value-type="string" table:style-name="ce3">
            <text:p>+33 6 52 21 61 79</text:p>
          </table:table-cell>
          <table:table-cell office:value-type="string" table:style-name="ce3">
            <text:p>Programmeur rendu temps réel avec expérience dans le développement de moteurs de rendu. Maîtrise du C/C++, OpenGL et Vulkan. Passionné par la programmation graphique et l'apprentissage de nouveaux outils.</text:p>
          </table:table-cell>
          <table:table-cell office:value-type="string" table:style-name="ce3">
            <text:p>Vulkan</text:p>
          </table:table-cell>
          <table:table-cell office:value-type="string" table:style-name="ce3">
            <text:p>Git</text:p>
          </table:table-cell>
          <table:table-cell table:style-name="ce3"/>
          <table:table-cell office:value-type="string" table:style-name="ce12">
            <text:p><text:span text:style-name="T2">Stage : Surys</text:span>,<text:s/><text:span text:style-name="T5">Solutions Digitales</text:span></text:p>
            <text:p>08/22 – 09/22, Bussy-Saint-Georges, France</text:p>
            <text:p>• test de plusieurs applications web</text:p>
            <text:p>• rédaction d’une documentation sur leur utilisation</text:p>
          </table:table-cell>
          <table:table-cell office:value-type="string" table:style-name="ce3">
            <text:p><text:span text:style-name="T2">Online TPS on Unreal Engine 4</text:span>,<text:s/><text:span text:style-name="T5">Programmeur Réseau</text:span><text:span text:style-name="T5"/></text:p>
            <text:p>11/22 – 12/22</text:p>
            <text:p>• travail en équipe de 2 étudiants</text:p>
            <text:p>• création d’une architecture multijoueur pour un jeu de tir à la troisième personne</text:p>
            <text:p>• Unreal Engine 4, C++</text:p>
          </table:table-cell>
          <table:table-cell office:value-type="string" table:style-name="ce3">
            <text:p><text:span text:style-name="T2">Pong Machine Learning</text:span>,<text:s/><text:span text:style-name="T5">Programmeur IA</text:span><text:span text:style-name="T5"/></text:p>
            <text:p>01/23</text:p>
            <text:p>• Deep Q-Learning</text:p>
            <text:p>• Unity, C#</text:p>
          </table:table-cell>
          <table:table-cell office:value-type="string" table:style-name="ce3">
            <text:p><text:span text:style-name="T2">C++<text:s/></text:span>Mathematics<text:span text:style-name="T2"><text:s/>and<text:s/></text:span>Utilities<text:span text:style-name="T2"><text:s/>Toolbox</text:span>,<text:s/><text:span text:style-name="T5">Programmeur Généraliste</text:span><text:span text:style-name="T5"/></text:p>
            <text:p>2022</text:p>
            <text:p>• projet personnel</text:p>
            <text:p>• calculs mathématiques utilisant des quaternions, vecteurs et matrices</text:p>
            <text:p>• réseau neuronal</text:p>
            <text:p>• système de pool de threads</text:p>
          </table:table-cell>
          <table:table-cell table:style-name="ce3"/>
          <table:table-cell office:value-type="string" table:style-name="ce3">
            <text:p>peinture à l’huile</text:p>
          </table:table-cell>
          <table:table-cell table:number-columns-repeated="16357" table:style-name="ce4"/>
          <table:table-cell table:number-columns-repeated="16" table:style-name="ce5"/>
        </table:table-row>
        <table:table-row table:style-name="ro3">
          <table:table-cell office:value-type="string" table:style-name="ce3">
            <text:p><text:a xlink:href="http://github.com/sjarod">github.com/sjarod</text:a></text:p>
          </table:table-cell>
          <table:table-cell table:style-name="ce3"/>
          <table:table-cell office:value-type="string" table:style-name="ce3">
            <text:p>OpenGL</text:p>
          </table:table-cell>
          <table:table-cell office:value-type="string" table:style-name="ce3">
            <text:p>Perforce</text:p>
          </table:table-cell>
          <table:table-cell table:style-name="ce3"/>
          <table:table-cell office:value-type="string" table:style-name="ce12">
            <text:p><text:span text:style-name="T3">Brioche Dorée</text:span>,<text:s/><text:span text:style-name="T6">Vendeur Préparateur</text:span></text:p>
            <text:p>07/21 - 08/21, C. Cial. Val d'Europe, Serris, France</text:p>
            <text:p>• accueil des clients</text:p>
            <text:p>• plong et entretien du restaurant</text:p>
          </table:table-cell>
          <table:table-cell office:value-type="string" table:style-name="ce3">
            <text:p>Local multiplayer death match game on PS4,<text:s/><text:span text:style-name="T5">Programmeur Gameplay</text:span><text:span text:style-name="T5"/></text:p>
            <text:p>11/21 – 12/21</text:p>
            <text:p>• travail en équipe de 4 étudiants</text:p>
            <text:p>• interface utilisateur</text:p>
            <text:p>• Unreal Engine 4, Blueprints, C++</text:p>
            <text:p>• PS4 Development Kit</text:p>
          </table:table-cell>
          <table:table-cell office:value-type="string" table:style-name="ce3">
            <text:p><text:span text:style-name="T3">Spline Editor</text:span>,<text:s/><text:span text:style-name="T6">Programmeur Généraliste</text:span><text:span text:style-name="T6"/></text:p>
            <text:p>02/23 – 03/23</text:p>
            <text:p>• Unity Custom Editor</text:p>
            <text:p>• Hermite spline</text:p>
            <text:p>• Bezier spline</text:p>
            <text:p>• B-Spline</text:p>
            <text:p>• Catmull-Rom spline</text:p>
            <text:p>• Unity, C#</text:p>
          </table:table-cell>
          <table:table-cell office:value-type="string" table:style-name="ce5">
            <text:p><text:span text:style-name="T2">2D Physics Engine</text:span>,<text:s/><text:span text:style-name="T5">Programmeur Moteur</text:span><text:span text:style-name="T5"/></text:p>
            <text:p>10/23 – 01/24</text:p>
            <text:p>• algorithme Gilbert–Johnson–Keerthi</text:p>
            <text:p>• C++</text:p>
          </table:table-cell>
          <table:table-cell table:style-name="ce3"/>
          <table:table-cell office:value-type="string" table:style-name="ce3">
            <text:p>photographie</text:p>
          </table:table-cell>
          <table:table-cell table:number-columns-repeated="16357" table:style-name="ce4"/>
          <table:table-cell table:number-columns-repeated="16" table:style-name="ce5"/>
        </table:table-row>
        <table:table-row table:style-name="ro1">
          <table:table-cell office:value-type="string" table:style-name="ce3">
            <text:p><text:a xlink:href="http://sjarod.itch.io/">sjarod.itch.io</text:a></text:p>
          </table:table-cell>
          <table:table-cell table:style-name="ce3"/>
          <table:table-cell office:value-type="string" table:style-name="ce3">
            <text:p>GLSL</text:p>
          </table:table-cell>
          <table:table-cell table:number-columns-repeated="3" table:style-name="ce3"/>
          <table:table-cell office:value-type="string" table:style-name="ce5">
            <text:p><text:span text:style-name="T2">RPG</text:span>,<text:s/><text:span text:style-name="T5">Programmeur Moteur</text:span><text:span text:style-name="T5"/></text:p>
            <text:p>02/23 – 06/23</text:p>
            <text:p>•<text:s/><text:span text:style-name="T4">travail en équipe de 21 étudiants</text:span><text:span text:style-name="T4"/></text:p>
            <text:p>• optimisation d’une scène</text:p>
            <text:p>• recherche pour obtenir des rendus graphiques moins lourds</text:p>
            <text:p>• Unreal Engine 4, Materials, Blueprints, C++</text:p>
          </table:table-cell>
          <table:table-cell office:value-type="string" table:style-name="ce3">
            <text:p><text:span text:style-name="T2">Awake 2D Platformer</text:span>,<text:s/><text:span text:style-name="T5">Programmeur Moteur</text:span><text:span text:style-name="T5"/></text:p>
            <text:p>10/22 – 11/22</text:p>
            <text:p>• portage d’un projet terminé sur Nintendo Switch</text:p>
            <text:p>• Nintendo Switch Development Kit</text:p>
            <text:p>• Unity, C#</text:p>
          </table:table-cell>
          <table:table-cell table:style-name="ce5"/>
          <table:table-cell table:style-name="ce3"/>
          <table:table-cell office:value-type="string" table:style-name="ce3">
            <text:p>guitare acoustique et électrique</text:p>
          </table:table-cell>
          <table:table-cell table:number-columns-repeated="16357" table:style-name="ce4"/>
          <table:table-cell table:number-columns-repeated="16" table:style-name="ce5"/>
        </table:table-row>
        <table:table-row table:style-name="ro1">
          <table:table-cell office:value-type="string" table:style-name="ce3">
            <text:p><text:a xlink:href="http://linkedin.com/in/sjarod">linkedin.com/in/sjarod</text:a></text:p>
          </table:table-cell>
          <table:table-cell table:style-name="ce3"/>
          <table:table-cell office:value-type="string" table:style-name="ce3">
            <text:p>HLSL</text:p>
          </table:table-cell>
          <table:table-cell table:number-columns-repeated="3" table:style-name="ce3"/>
          <table:table-cell table:style-name="ce5"/>
          <table:table-cell office:value-type="string" table:style-name="ce3">
            <text:p><text:span text:style-name="T2">Chess Multiplayer</text:span>,<text:s/><text:span text:style-name="T5">Programmeur Réseau</text:span><text:span text:style-name="T5"/></text:p>
            <text:p>09/22 – 09/22</text:p>
            <text:p>• transfert des données de jeu avec le protocol TCP</text:p>
            <text:p>• Unity, C#</text:p>
          </table:table-cell>
          <table:table-cell table:number-columns-repeated="2" table:style-name="ce3"/>
          <table:table-cell office:value-type="string" table:style-name="ce3">
            <text:p>cyclisme</text:p>
          </table:table-cell>
          <table:table-cell table:number-columns-repeated="16357" table:style-name="ce4"/>
          <table:table-cell table:number-columns-repeated="16" table:style-name="ce5"/>
        </table:table-row>
        <table:table-row table:style-name="ro1">
          <table:table-cell office:value-type="string" table:style-name="ce3">
            <text:p><text:a xlink:href="http://shadertoy.com/user/sjarod">shadertoy.com/user/sjarod</text:a></text:p>
          </table:table-cell>
          <table:table-cell table:style-name="ce3"/>
          <table:table-cell office:value-type="string" table:style-name="ce3">
            <text:p>Python</text:p>
          </table:table-cell>
          <table:table-cell table:style-name="ce3"/>
          <table:table-cell table:style-name="ce6"/>
          <table:table-cell table:style-name="ce3"/>
          <table:table-cell table:style-name="ce5"/>
          <table:table-cell table:number-columns-repeated="4" table:style-name="ce3"/>
          <table:table-cell table:number-columns-repeated="16357" table:style-name="ce4"/>
          <table:table-cell table:number-columns-repeated="16" table:style-name="ce5"/>
        </table:table-row>
        <table:table-row table:style-name="ro1">
          <table:table-cell table:number-columns-repeated="2" table:style-name="ce3"/>
          <table:table-cell office:value-type="string" table:style-name="ce3">
            <text:p>CMake</text:p>
          </table:table-cell>
          <table:table-cell table:style-name="ce3"/>
          <table:table-cell table:style-name="ce6"/>
          <table:table-cell table:number-columns-repeated="6" table:style-name="ce3"/>
          <table:table-cell table:number-columns-repeated="16357" table:style-name="ce4"/>
          <table:table-cell table:number-columns-repeated="16" table:style-name="ce5"/>
        </table:table-row>
        <table:table-row table:style-name="ro1">
          <table:table-cell table:number-columns-repeated="2" table:style-name="ce3"/>
          <table:table-cell office:value-type="string" table:style-name="ce3">
            <text:p>Algèbre linéaire</text:p>
          </table:table-cell>
          <table:table-cell table:style-name="ce3"/>
          <table:table-cell table:style-name="ce7"/>
          <table:table-cell table:number-columns-repeated="6" table:style-name="ce3"/>
          <table:table-cell table:number-columns-repeated="16357"/>
          <table:table-cell table:number-columns-repeated="16" table:style-name="ce5"/>
        </table:table-row>
        <table:table-row table:style-name="ro1">
          <table:table-cell table:number-columns-repeated="2" table:style-name="ce3"/>
          <table:table-cell office:value-type="string" table:style-name="ce3">
            <text:p>Machine Learning</text:p>
          </table:table-cell>
          <table:table-cell table:style-name="ce3"/>
          <table:table-cell table:style-name="ce7"/>
          <table:table-cell table:number-columns-repeated="6" table:style-name="ce3"/>
          <table:table-cell table:number-columns-repeated="16357"/>
          <table:table-cell table:number-columns-repeated="16" table:style-name="ce5"/>
        </table:table-row>
        <table:table-row table:number-rows-repeated="1048565" table:style-name="ro1">
          <table:table-cell table:number-columns-repeated="16384"/>
        </table:table-row>
      </table:table>
      <table:table table:name="en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10" table:default-cell-style-name="ce8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number-columns-repeated="16375" table:default-cell-style-name="ce1"/>
        <table:table-row table:style-name="ro4">
          <table:table-cell office:value-type="string" table:style-name="ce9">
            <text:p>information</text:p>
          </table:table-cell>
          <table:table-cell office:value-type="string" table:style-name="ce9">
            <text:p>presentation</text:p>
          </table:table-cell>
          <table:table-cell office:value-type="string" table:style-name="ce9">
            <text:p>programming skills</text:p>
          </table:table-cell>
          <table:table-cell office:value-type="string" table:style-name="ce9">
            <text:p>software</text:p>
          </table:table-cell>
          <table:table-cell office:value-type="string" table:style-name="ce9">
            <text:p>langages</text:p>
          </table:table-cell>
          <table:table-cell office:value-type="string" table:style-name="ce9">
            <text:p>professional experience</text:p>
          </table:table-cell>
          <table:table-cell office:value-type="string" table:style-name="ce9">
            <text:p>Unreal Engine projects</text:p>
          </table:table-cell>
          <table:table-cell office:value-type="string" table:style-name="ce9">
            <text:p>Unity projects</text:p>
          </table:table-cell>
          <table:table-cell office:value-type="string" table:style-name="ce9">
            <text:p>projects</text:p>
          </table:table-cell>
          <table:table-cell office:value-type="string" table:style-name="ce9">
            <text:p>education</text:p>
          </table:table-cell>
          <table:table-cell office:value-type="string" table:style-name="ce9">
            <text:p>interests</text:p>
          </table:table-cell>
          <table:table-cell table:number-columns-repeated="16357" table:style-name="ce2"/>
          <table:table-cell table:number-columns-repeated="16" table:style-name="ce1"/>
        </table:table-row>
        <table:table-row table:style-name="ro1">
          <table:table-cell office:value-type="string" table:style-name="ce3">
            <text:p>Jarod Sengkeo</text:p>
          </table:table-cell>
          <table:table-cell office:value-type="string" table:style-name="ce10">
            <text:p>Engine programmer with experience working on custom real-time rendering engines. Comfortable with C/C++, OpenGL and Vulkan. Enjoy graphics programming.</text:p>
          </table:table-cell>
          <table:table-cell office:value-type="string" table:style-name="ce10">
            <text:p>C/C++</text:p>
          </table:table-cell>
          <table:table-cell office:value-type="string" table:style-name="ce10">
            <text:p>Unreal Engine 4/5</text:p>
          </table:table-cell>
          <table:table-cell office:value-type="string" table:style-name="ce10">
            <text:p><text:span text:style-name="T2">English</text:span><text:s/>(B2 with TOEIC 945, professional)</text:p>
          </table:table-cell>
          <table:table-cell office:value-type="string" table:style-name="ce10">
            <text:p><text:span text:style-name="T2">Vulkan Graphics Programmer</text:span>,<text:s/><text:span text:style-name="T5">Modulo PI</text:span><text:span text:style-name="T5"/></text:p>
            <text:p>09/23 – 07/24, Saint-Denis, France</text:p>
            <text:p>• designing a Vulkan renderer for hardware video decoding</text:p>
            <text:p>• reading of the H.264 ISO specification</text:p>
            <text:p>• Vulkan API, H.264</text:p>
          </table:table-cell>
          <table:table-cell office:value-type="string" table:style-name="ce3">
            <text:p>Final Year Project Valfreyja<text:span text:style-name="T3"><text:s/>: FPS on PlayStation 5</text:span>,<text:s/><text:span text:style-name="T5">Unreal Engine 5 Developer</text:span><text:span text:style-name="T5"/></text:p>
            <text:p>09/23 – 05/24</text:p>
            <text:p>• worked in a team of 18 students</text:p>
            <text:p>• graphics optimisation</text:p>
            <text:p>• user interface</text:p>
            <text:p>• Unreal Engine 5, C++, Blueprints</text:p>
            <text:p>• PS5 Development Kit</text:p>
          </table:table-cell>
          <table:table-cell office:value-type="string" table:style-name="ce3">
            <text:p><text:span text:style-name="T2">Inverse Kinematics</text:span>,<text:s/><text:span text:style-name="T5">Generalist Programmer</text:span><text:span text:style-name="T5"/></text:p>
            <text:p>02/24 – 04/24</text:p>
            <text:p>• Cyclic Coordinate Descent Inverse Kinematics (CCDIK)</text:p>
            <text:p>• Forward And Backward Reaching Inverse Kinematics (FABRIK)</text:p>
            <text:p>• Unity, C#</text:p>
          </table:table-cell>
          <table:table-cell office:value-type="string" table:style-name="ce3">
            <text:p>GLSL Simple Ray Marcher,<text:s/><text:span text:style-name="T5">Graphics Programmer</text:span><text:span text:style-name="T5"/></text:p>
            <text:p>05/23 – 06/23</text:p>
            <text:p>• volumetric lighting</text:p>
            <text:p>• ray marching</text:p>
            <text:p>• Shadertoy, GLSL</text:p>
          </table:table-cell>
          <table:table-cell office:value-type="string" table:style-name="ce3">
            <text:p><text:span text:style-name="T2">ISART Digital Paris</text:span><text:span text:style-name="T1">,<text:s/></text:span><text:span text:style-name="T6">Master's Degree in Lead Game Programming</text:span><text:span text:style-name="T6"/></text:p>
            <text:p><text:span text:style-name="T1">08/20 – 07/25, Paris, France</text:span><text:span text:style-name="T1"/></text:p>
            <text:p>•<text:span text:style-name="T1"><text:s/>trained in production pipelines</text:span><text:span text:style-name="T1"/></text:p>
            <text:p>•<text:span text:style-name="T1"><text:s/>trained in technologies and issues of the video game industry</text:span><text:span text:style-name="T1"/></text:p>
            <text:p>•<text:span text:style-name="T1"><text:s/>collaborated in inter curricular teams</text:span></text:p>
          </table:table-cell>
          <table:table-cell office:value-type="string" table:style-name="ce10">
            <text:p>action, adventure game</text:p>
          </table:table-cell>
          <table:table-cell table:number-columns-repeated="16357" table:style-name="ce5"/>
          <table:table-cell table:number-columns-repeated="16" table:style-name="ce5"/>
        </table:table-row>
        <table:table-row table:style-name="ro1">
          <table:table-cell office:value-type="string" table:style-name="ce3">
            <text:p><text:a xlink:href="mailto:jarsengkeoPro@gmail.com">jarsengkeoPro@gmail.com</text:a></text:p>
          </table:table-cell>
          <table:table-cell office:value-type="string" table:style-name="ce10">
            <text:p>Game programmer with experience working on Unreal Engine 4, 5 and Unity. Comfortable with C/C++/C# and Blueprints.</text:p>
          </table:table-cell>
          <table:table-cell office:value-type="string" table:style-name="ce10">
            <text:p>C#</text:p>
          </table:table-cell>
          <table:table-cell office:value-type="string" table:style-name="ce10">
            <text:p>Unity</text:p>
          </table:table-cell>
          <table:table-cell office:value-type="string" table:style-name="ce10">
            <text:p><text:span text:style-name="T2">French</text:span><text:s/>(Native)</text:p>
          </table:table-cell>
          <table:table-cell office:value-type="string" table:style-name="ce3">
            <text:p><text:span text:style-name="T2">Gameplay Programmer</text:span>,<text:s/><text:span text:style-name="T5">Onitron Studio</text:span><text:span text:style-name="T5"/></text:p>
            <text:p>01/23 – 05/23, Paris, France</text:p>
            <text:p>• improved an existing vertical slice</text:p>
            <text:p>• Unreal Engine 4, Blueprints</text:p>
          </table:table-cell>
          <table:table-cell office:value-type="string" table:style-name="ce3">
            <text:p><text:span text:style-name="T2">Water shader on Unreal Engine 4</text:span>,<text:s/><text:span text:style-name="T5">Technical Artist</text:span><text:span text:style-name="T5"/></text:p>
            <text:p>01/23 – 03/23</text:p>
            <text:p>• worked in a team of 5 students</text:p>
            <text:p>• dynamic water surface rendering</text:p>
            <text:p>• Unreal Engine 4, Blueprints</text:p>
          </table:table-cell>
          <table:table-cell office:value-type="string" table:style-name="ce3">
            <text:p><text:span text:style-name="T2">AI for RTS</text:span>,<text:s/><text:span text:style-name="T5">AI Programmer</text:span><text:span text:style-name="T5"/></text:p>
            <text:p>03/23 – 04/23</text:p>
            <text:p>• Finite State Machine</text:p>
            <text:p>• Goal Oriented Action Planner (GOAP)</text:p>
            <text:p>• Unity, C#</text:p>
          </table:table-cell>
          <table:table-cell office:value-type="string" table:style-name="ce3">
            <text:p>Frakkas Game Engine,<text:s/><text:span text:style-name="T5">Engine Programmer</text:span><text:span text:style-name="T5"/></text:p>
            <text:p>02/22 – 06/22</text:p>
            <text:p>• worked in a team of 3 students</text:p>
            <text:p>• created a custom game engine for a Beat’em Up game</text:p>
            <text:p>• C++, OpenGL, GLSL, SDL 2, Glad, Dear ImGui, Assimp</text:p>
          </table:table-cell>
          <table:table-cell office:value-type="string" table:style-name="ce3">
            <text:p><text:span text:style-name="T3">Lycée Maurice Rondeau</text:span>,<text:s/><text:span text:style-name="T6">High School's Degree</text:span><text:span text:style-name="T6"/></text:p>
            <text:p>09/17 – 07/20, Bussy-Saint-Georges, France</text:p>
            <text:p>• graduated with honors</text:p>
          </table:table-cell>
          <table:table-cell office:value-type="string" table:style-name="ce10">
            <text:p>digital art</text:p>
          </table:table-cell>
          <table:table-cell table:number-columns-repeated="16357" table:style-name="ce5"/>
          <table:table-cell table:number-columns-repeated="16" table:style-name="ce5"/>
        </table:table-row>
        <table:table-row table:style-name="ro1">
          <table:table-cell office:value-type="string" table:style-name="ce3">
            <text:p>+33 6 52 21 61 79</text:p>
          </table:table-cell>
          <table:table-cell office:value-type="string" table:style-name="ce10">
            <text:p>Real-time software programmer with experience in developing custom rendering engines. Proficient in C/C++, OpenGL, and Vulkan. Passionate about graphics programming and learning new tools.</text:p>
          </table:table-cell>
          <table:table-cell office:value-type="string" table:style-name="ce10">
            <text:p>Vulkan</text:p>
          </table:table-cell>
          <table:table-cell office:value-type="string" table:style-name="ce10">
            <text:p>Git</text:p>
          </table:table-cell>
          <table:table-cell office:value-type="string" table:style-name="ce10">
            <text:p><text:span text:style-name="T2">Cantonese</text:span><text:s/>(Native)</text:p>
          </table:table-cell>
          <table:table-cell office:value-type="string" table:style-name="ce3">
            <text:p><text:span text:style-name="T2">IT</text:span>,<text:s/><text:span text:style-name="T5">Surys</text:span><text:span text:style-name="T5"/></text:p>
            <text:p>08/22 – 09/22, Bussy-Saint-Georges, France</text:p>
            <text:p>• tested multiple web applications</text:p>
            <text:p>• wrote documentation about their usage</text:p>
          </table:table-cell>
          <table:table-cell office:value-type="string" table:style-name="ce3">
            <text:p><text:span text:style-name="T2">Online TPS on Unreal Engine 4</text:span>,<text:s/><text:span text:style-name="T5">Online Programmer</text:span><text:span text:style-name="T5"/></text:p>
            <text:p>11/22 – 12/22</text:p>
            <text:p>• worked in a team of 2 students</text:p>
            <text:p>• created a multiplayer architecture for a TPS template</text:p>
            <text:p>• Unreal Engine 4, C++</text:p>
          </table:table-cell>
          <table:table-cell office:value-type="string" table:style-name="ce3">
            <text:p><text:span text:style-name="T2">Pong Machine Learning</text:span>,<text:s/><text:span text:style-name="T5">AI Programmer</text:span><text:span text:style-name="T5"/></text:p>
            <text:p>01/23</text:p>
            <text:p>• Deep Q-Learning</text:p>
            <text:p>• Unity, C#</text:p>
          </table:table-cell>
          <table:table-cell office:value-type="string" table:style-name="ce3">
            <text:p><text:span text:style-name="T2">C++<text:s/></text:span>Mathematics<text:span text:style-name="T2"><text:s/>and<text:s/></text:span>Utilities<text:span text:style-name="T2"><text:s/>Toolbox</text:span>,<text:s/><text:span text:style-name="T5">Generalist Programmer</text:span><text:span text:style-name="T5"/></text:p>
            <text:p>2022</text:p>
            <text:p>• personal project</text:p>
            <text:p>• math calculation using quaternions, vectors and matrices</text:p>
            <text:p>• neural network</text:p>
            <text:p>• thread pool system</text:p>
          </table:table-cell>
          <table:table-cell table:style-name="ce10"/>
          <table:table-cell office:value-type="string" table:style-name="ce10">
            <text:p>oil painting</text:p>
          </table:table-cell>
          <table:table-cell table:number-columns-repeated="16357" table:style-name="ce5"/>
          <table:table-cell table:number-columns-repeated="16" table:style-name="ce5"/>
        </table:table-row>
        <table:table-row table:style-name="ro1">
          <table:table-cell office:value-type="string" table:style-name="ce3">
            <text:p><text:a xlink:href="http://github.com/sjarod">github.com/sjarod</text:a></text:p>
          </table:table-cell>
          <table:table-cell table:style-name="ce10"/>
          <table:table-cell office:value-type="string" table:style-name="ce10">
            <text:p>OpenGL</text:p>
          </table:table-cell>
          <table:table-cell office:value-type="string" table:style-name="ce10">
            <text:p>Perforce</text:p>
          </table:table-cell>
          <table:table-cell table:number-columns-repeated="2" table:style-name="ce10"/>
          <table:table-cell office:value-type="string" table:style-name="ce3">
            <text:p>Local multiplayer death match game on PS4,<text:s/><text:span text:style-name="T5">Gameplay Programmer</text:span><text:span text:style-name="T5"/></text:p>
            <text:p>11/21 – 12/21</text:p>
            <text:p>• worked in a team of 4 students</text:p>
            <text:p>• user interface</text:p>
            <text:p>• Unreal Engine 4, Blueprints, C++</text:p>
            <text:p>• PS4 Development Kit</text:p>
          </table:table-cell>
          <table:table-cell office:value-type="string" table:style-name="ce3">
            <text:p><text:span text:style-name="T3">Spline Editor</text:span>,<text:s/><text:span text:style-name="T6">Generalist Programmer</text:span><text:span text:style-name="T6"/></text:p>
            <text:p>02/23 – 03/23</text:p>
            <text:p>• Unity Custom Editor</text:p>
            <text:p>• Hermite spline</text:p>
            <text:p>• Bezier spline</text:p>
            <text:p>• B-Spline</text:p>
            <text:p>• Catmull-Rom spline</text:p>
            <text:p>• Unity, C#</text:p>
          </table:table-cell>
          <table:table-cell office:value-type="string" table:style-name="ce1">
            <text:p><text:span text:style-name="T2">2D Physics Engine</text:span>,<text:s/><text:span text:style-name="T5">Engine Programmer</text:span><text:span text:style-name="T5"/></text:p>
            <text:p>10/23 – 01/24</text:p>
            <text:p>• Gilbert–Johnson–Keerthi algorithm</text:p>
            <text:p>• C++</text:p>
          </table:table-cell>
          <table:table-cell table:style-name="ce10"/>
          <table:table-cell office:value-type="string" table:style-name="ce10">
            <text:p>photography</text:p>
          </table:table-cell>
          <table:table-cell table:number-columns-repeated="16357" table:style-name="ce5"/>
          <table:table-cell table:number-columns-repeated="16" table:style-name="ce5"/>
        </table:table-row>
        <table:table-row table:style-name="ro1">
          <table:table-cell office:value-type="string" table:style-name="ce3">
            <text:p><text:a xlink:href="http://sjarod.itch.io/">sjarod.itch.io</text:a></text:p>
          </table:table-cell>
          <table:table-cell table:style-name="ce10"/>
          <table:table-cell office:value-type="string" table:style-name="ce10">
            <text:p>GLSL</text:p>
          </table:table-cell>
          <table:table-cell table:number-columns-repeated="3" table:style-name="ce10"/>
          <table:table-cell office:value-type="string" table:style-name="ce1">
            <text:p><text:span text:style-name="T2">RPG</text:span>,<text:s/><text:span text:style-name="T5">Engine Programmer</text:span><text:span text:style-name="T5"/></text:p>
            <text:p>02/23 – 06/23</text:p>
            <text:p>• worked in a team of<text:span text:style-name="T4"><text:s/>21 students</text:span><text:span text:style-name="T4"/></text:p>
            <text:p>• optimised a map</text:p>
            <text:p>• researched lighter rendering techniques</text:p>
            <text:p>• Unreal Engine 4, Materials, Blueprints, C++</text:p>
          </table:table-cell>
          <table:table-cell office:value-type="string" table:style-name="ce3">
            <text:p><text:span text:style-name="T2">Awake 2D Platformer</text:span>,<text:s/><text:span text:style-name="T5">Engine Programmer</text:span><text:span text:style-name="T5"/></text:p>
            <text:p>10/22 – 11/22</text:p>
            <text:p>• ported a finished project on Nintendo Switch</text:p>
            <text:p>• Nintendo Switch Development Kit</text:p>
            <text:p>• Unity, C#</text:p>
          </table:table-cell>
          <table:table-cell table:style-name="ce1"/>
          <table:table-cell table:style-name="ce10"/>
          <table:table-cell office:value-type="string" table:style-name="ce10">
            <text:p>acoustic and electric guitar</text:p>
          </table:table-cell>
          <table:table-cell table:number-columns-repeated="16357" table:style-name="ce5"/>
          <table:table-cell table:number-columns-repeated="16" table:style-name="ce5"/>
        </table:table-row>
        <table:table-row table:style-name="ro1">
          <table:table-cell office:value-type="string" table:style-name="ce3">
            <text:p><text:a xlink:href="http://linkedin.com/in/sjarod">linkedin.com/in/sjarod</text:a></text:p>
          </table:table-cell>
          <table:table-cell table:style-name="ce10"/>
          <table:table-cell office:value-type="string" table:style-name="ce10">
            <text:p>HLSL</text:p>
          </table:table-cell>
          <table:table-cell table:number-columns-repeated="3" table:style-name="ce10"/>
          <table:table-cell table:style-name="ce1"/>
          <table:table-cell office:value-type="string" table:style-name="ce3">
            <text:p><text:span text:style-name="T2">Chess Multiplayer</text:span>,<text:s/><text:span text:style-name="T5">Online Programmer</text:span><text:span text:style-name="T5"/></text:p>
            <text:p>09/22 – 09/22</text:p>
            <text:p>• input and data management with TCP protocol</text:p>
            <text:p>• Unity, C#</text:p>
          </table:table-cell>
          <table:table-cell table:style-name="ce3"/>
          <table:table-cell table:style-name="ce10"/>
          <table:table-cell office:value-type="string" table:style-name="ce10">
            <text:p>cycling</text:p>
          </table:table-cell>
          <table:table-cell table:number-columns-repeated="16357" table:style-name="ce5"/>
          <table:table-cell table:number-columns-repeated="16" table:style-name="ce5"/>
        </table:table-row>
        <table:table-row table:style-name="ro1">
          <table:table-cell office:value-type="string" table:style-name="ce3">
            <text:p><text:a xlink:href="http://shadertoy.com/user/sjarod">shadertoy.com/user/sjarod</text:a></text:p>
          </table:table-cell>
          <table:table-cell table:style-name="ce10"/>
          <table:table-cell office:value-type="string" table:style-name="ce10">
            <text:p>Python</text:p>
          </table:table-cell>
          <table:table-cell table:style-name="ce10"/>
          <table:table-cell table:style-name="ce11"/>
          <table:table-cell table:style-name="ce10"/>
          <table:table-cell table:style-name="ce1"/>
          <table:table-cell table:number-columns-repeated="2" table:style-name="ce3"/>
          <table:table-cell table:number-columns-repeated="2" table:style-name="ce10"/>
          <table:table-cell table:number-columns-repeated="16357" table:style-name="ce5"/>
          <table:table-cell table:number-columns-repeated="16" table:style-name="ce5"/>
        </table:table-row>
        <table:table-row table:style-name="ro1">
          <table:table-cell table:number-columns-repeated="2" table:style-name="ce10"/>
          <table:table-cell office:value-type="string" table:style-name="ce10">
            <text:p>CMake</text:p>
          </table:table-cell>
          <table:table-cell table:style-name="ce10"/>
          <table:table-cell table:style-name="ce11"/>
          <table:table-cell table:number-columns-repeated="6" table:style-name="ce10"/>
          <table:table-cell table:number-columns-repeated="16357" table:style-name="ce5"/>
          <table:table-cell table:number-columns-repeated="16" table:style-name="ce5"/>
        </table:table-row>
        <table:table-row table:style-name="ro1">
          <table:table-cell table:number-columns-repeated="2" table:style-name="ce10"/>
          <table:table-cell office:value-type="string" table:style-name="ce10">
            <text:p>Linear algebra</text:p>
          </table:table-cell>
          <table:table-cell table:style-name="ce10"/>
          <table:table-cell table:style-name="ce11"/>
          <table:table-cell table:number-columns-repeated="6" table:style-name="ce10"/>
          <table:table-cell table:number-columns-repeated="16357" table:style-name="ce5"/>
          <table:table-cell table:number-columns-repeated="16" table:style-name="ce5"/>
        </table:table-row>
        <table:table-row table:style-name="ro1">
          <table:table-cell table:number-columns-repeated="2" table:style-name="ce10"/>
          <table:table-cell office:value-type="string" table:style-name="ce10">
            <text:p>Machine Learning</text:p>
          </table:table-cell>
          <table:table-cell table:style-name="ce10"/>
          <table:table-cell table:style-name="ce11"/>
          <table:table-cell table:style-name="ce3"/>
          <table:table-cell table:number-columns-repeated="5" table:style-name="ce10"/>
          <table:table-cell table:number-columns-repeated="16357" table:style-name="ce5"/>
          <table:table-cell table:number-columns-repeated="16" table:style-name="ce5"/>
        </table:table-row>
        <table:table-row table:number-rows-repeated="2" table:style-name="ro1">
          <table:table-cell table:number-columns-repeated="4" table:style-name="ce5"/>
          <table:table-cell table:style-name="ce8"/>
          <table:table-cell table:number-columns-repeated="16379" table:style-name="ce5"/>
        </table:table-row>
        <table:table-row table:number-rows-repeated="4" table:style-name="ro1">
          <table:table-cell table:number-columns-repeated="4" table:style-name="ce5"/>
          <table:table-cell table:style-name="ce8"/>
          <table:table-cell table:style-name="ce5"/>
          <table:table-cell table:number-columns-repeated="3" table:style-name="ce10"/>
          <table:table-cell table:number-columns-repeated="16375" table:style-name="ce5"/>
        </table:table-row>
        <table:table-row table:number-rows-repeated="3" table:style-name="ro1">
          <table:table-cell table:number-columns-repeated="4"/>
          <table:table-cell table:style-name="ce8"/>
          <table:table-cell table:style-name="ce1"/>
          <table:table-cell table:number-columns-repeated="3" table:style-name="ce10"/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dc:creator>Jarod SENGKEO</dc:creator>
    <meta:creation-date>2024-10-10T01:26:15Z</meta:creation-date>
    <dc:date>2025-02-08T14:24:20Z</dc:date>
    <meta:editing-cycles>42</meta:editing-cycles>
    <meta:editing-duration>PT36030S</meta:editing-duration>
  </office:meta>
</office:document-meta>
</file>